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382cm" style:rel-column-width="3600*"/>
    </style:style>
    <style:style style:name="Tableau1.B" style:family="table-column">
      <style:table-column-properties style:column-width="2.214cm" style:rel-column-width="1080*"/>
    </style:style>
    <style:style style:name="Tableau1.C" style:family="table-column">
      <style:table-column-properties style:column-width="7.405cm" style:rel-column-width="361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Helvetica"/>
    </style:style>
    <style:style style:name="P4" style:family="paragraph" style:parent-style-name="Standard">
      <style:text-properties style:font-name="Helvetica" fo:language="en" fo:country="GB"/>
    </style:style>
    <style:style style:name="P5" style:family="paragraph" style:parent-style-name="Standard">
      <style:paragraph-properties fo:text-align="center" style:justify-single-word="false"/>
      <style:text-properties style:font-name="Helvetica" fo:language="en" fo:country="GB"/>
    </style:style>
    <style:style style:name="P6" style:family="paragraph" style:parent-style-name="Standard">
      <style:text-properties style:font-name="Helvetica" fo:language="en" fo:country="GB" fo:font-weight="bold"/>
    </style:style>
    <style:style style:name="P7" style:family="paragraph" style:parent-style-name="Standard">
      <style:paragraph-properties fo:text-align="center" style:justify-single-word="false"/>
      <style:text-properties style:font-name="Helvetica" fo:language="en" fo:country="GB" fo:font-weight="bold"/>
    </style:style>
    <style:style style:name="P8" style:family="paragraph" style:parent-style-name="Standard">
      <style:text-properties style:font-name="Helvetica" fo:font-size="12pt" fo:language="en" fo:country="GB" fo:font-weight="normal"/>
    </style:style>
    <style:style style:name="P9" style:family="paragraph" style:parent-style-name="Standard">
      <style:paragraph-properties fo:break-before="page"/>
      <style:text-properties style:font-name="Helvetica" fo:language="en" fo:country="GB"/>
    </style:style>
    <style:style style:name="P10" style:family="paragraph" style:parent-style-name="Heading">
      <style:paragraph-properties fo:text-align="center" style:justify-single-word="false"/>
    </style:style>
    <style:style style:name="P11" style:family="paragraph" style:parent-style-name="Standard">
      <style:paragraph-properties fo:margin-left="2.205cm" fo:margin-right="0cm" fo:text-indent="0cm" style:auto-text-indent="false"/>
      <style:text-properties style:font-name="Helvetica" fo:language="en" fo:country="GB"/>
    </style:style>
    <style:style style:name="P12" style:family="paragraph" style:parent-style-name="Standard">
      <style:paragraph-properties fo:margin-left="2.205cm" fo:margin-right="0cm" fo:text-indent="0cm" style:auto-text-indent="false"/>
      <style:text-properties style:font-name="Helvetica" fo:language="en" fo:country="GB" fo:font-weight="bold"/>
    </style:style>
    <style:style style:name="P13" style:family="paragraph" style:parent-style-name="Standard">
      <style:paragraph-properties fo:margin-left="4.41cm" fo:margin-right="0cm" fo:text-indent="0cm" style:auto-text-indent="false"/>
      <style:text-properties style:font-name="Helvetica" fo:language="en" fo:country="GB"/>
    </style:style>
    <style:style style:name="P14" style:family="paragraph" style:parent-style-name="Standard">
      <style:paragraph-properties fo:margin-left="2.196cm" fo:margin-right="0cm" fo:text-indent="-2.17cm" style:auto-text-indent="false">
        <style:tab-stops/>
      </style:paragraph-properties>
      <style:text-properties style:font-name="Helvetica" fo:language="en" fo:country="GB"/>
    </style:style>
    <style:style style:name="P15" style:family="paragraph" style:parent-style-name="Standard">
      <style:paragraph-properties fo:margin-left="4.392cm" fo:margin-right="0cm" fo:text-indent="-2.17cm" style:auto-text-indent="false">
        <style:tab-stops/>
      </style:paragraph-properties>
      <style:text-properties style:font-name="Helvetica" fo:language="en" fo:country="GB"/>
    </style:style>
    <style:style style:name="P16" style:family="paragraph" style:parent-style-name="Standard" style:list-style-name="L1">
      <style:text-properties style:font-name="Helvetica" fo:language="en" fo:country="GB"/>
    </style:style>
    <style:style style:name="P17" style:family="paragraph" style:parent-style-name="Standard" style:list-style-name="L2"/>
    <style:style style:name="P18" style:family="paragraph" style:parent-style-name="Heading_20_2">
      <style:text-properties fo:font-weight="bold"/>
    </style:style>
    <style:style style:name="P19" style:family="paragraph" style:parent-style-name="Preformatted_20_Text">
      <style:paragraph-properties fo:margin-left="2.205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Helvetica" fo:language="en" fo:country="GB"/>
    </style:style>
    <style:style style:name="T4" style:family="text">
      <style:text-properties style:font-name="Helvetica" fo:language="en" fo:country="GB" fo:font-weight="bold"/>
    </style:style>
    <style:style style:name="T5" style:family="text">
      <style:text-properties fo:language="en" fo:country="G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Curses : an Eiffel binding to Curses</text:p>
      <text:p text:style-name="P4"/>
      <text:p text:style-name="P5">Paul G. Crismer, Eric Fafchamps </text:p>
      <text:p text:style-name="P5">&lt;pgcrism@users.sourceforge.net&gt;, &lt;efa@users.sourceforge.net&gt;</text:p>
      <text:p text:style-name="P5"/>
      <text:p text:style-name="P5">March 10, 2009</text:p>
      <text:p text:style-name="P5"/>
      <text:p text:style-name="P7">Abstract</text:p>
      <text:p text:style-name="P4"/>
      <text:p text:style-name="P8">ECurses is an Eiffel binding to Curses. It tries to be more than just a wrapping of the C library. It does not implement all the features of Curses, but provides enough functionality to allow development of nice console applications. </text:p>
      <text:p text:style-name="P8">ECurses has been designed to be portable among different platforms, i.e. on Unix/Linux (Curses, NCurses) and Windows (PDCurses).</text:p>
      <text:p text:style-name="P8"/>
      <text:h text:style-name="Heading_20_1" text:outline-level="1">1 Introduction</text:h>
      <text:h text:style-name="Heading_20_2" text:outline-level="2">Description</text:h>
      <text:p text:style-name="P4">ECurses is an Eiffel binding to Curses. It is intended to be sufficiently</text:p>
      <text:p text:style-name="P4">complete to enable people write terminal/console applications in Eiffel.</text:p>
      <text:p text:style-name="P4"/>
      <text:p text:style-name="P4">The following table gives an overview of what ECurses provides, compared to the Curses library.</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Curses</text:p>
            </table:table-cell>
            <table:table-cell table:style-name="Tableau1.A1" office:value-type="string">
              <text:p text:style-name="Table_20_Heading">Ecurses</text:p>
            </table:table-cell>
            <table:table-cell table:style-name="Tableau1.C1" office:value-type="string">
              <text:p text:style-name="Table_20_Heading">Eiffel Class</text:p>
            </table:table-cell>
          </table:table-row>
        </table:table-header-rows>
        <table:table-row>
          <table:table-cell table:style-name="Tableau1.A2" office:value-type="string">
            <text:p text:style-name="Table_20_Contents">Curses core</text:p>
            <text:p text:style-name="Table_20_Contents">* color</text:p>
            <text:p text:style-name="Table_20_Contents">* character attributes</text:p>
            <text:p text:style-name="Table_20_Contents">* subwindows</text:p>
            <text:p text:style-name="Table_20_Contents">* scrolling</text:p>
            <text:p text:style-name="Table_20_Contents">* mouse interfacing</text:p>
            <text:p text:style-name="Table_20_Contents">* multiple terminal screen</text:p>
            <text:p text:style-name="Table_20_Contents">* testing for terminal capabilities</text:p>
          </table:table-cell>
          <table:table-cell table:style-name="Tableau1.A2" office:value-type="string">
            <text:p text:style-name="Table_20_Contents">Partial</text:p>
            <text:p text:style-name="Table_20_Contents">yes</text:p>
            <text:p text:style-name="Table_20_Contents">yes</text:p>
            <text:p text:style-name="Table_20_Contents">yes</text:p>
            <text:p text:style-name="Table_20_Contents">yes</text:p>
            <text:p text:style-name="Table_20_Contents">no</text:p>
            <text:p text:style-name="Table_20_Contents">no</text:p>
            <text:p text:style-name="Table_20_Contents">no</text:p>
          </table:table-cell>
          <table:table-cell table:style-name="Tableau1.C2" office:value-type="string">
            <text:p text:style-name="Table_20_Contents">CURSES_WINDOW</text:p>
          </table:table-cell>
        </table:table-row>
        <table:table-row>
          <table:table-cell table:style-name="Tableau1.A2" office:value-type="string">
            <text:p text:style-name="Table_20_Contents">Pads</text:p>
          </table:table-cell>
          <table:table-cell table:style-name="Tableau1.A2" office:value-type="string">
            <text:p text:style-name="Table_20_Contents">Partial</text:p>
          </table:table-cell>
          <table:table-cell table:style-name="Tableau1.C2" office:value-type="string">
            <text:p text:style-name="Table_20_Contents">CURSES_PAD</text:p>
          </table:table-cell>
        </table:table-row>
        <table:table-row>
          <table:table-cell table:style-name="Tableau1.A2" office:value-type="string">
            <text:p text:style-name="Table_20_Contents">Soft label keys</text:p>
          </table:table-cell>
          <table:table-cell table:style-name="Tableau1.A2" office:value-type="string">
            <text:p text:style-name="Table_20_Contents">yes</text:p>
          </table:table-cell>
          <table:table-cell table:style-name="Tableau1.C2" office:value-type="string">
            <text:p text:style-name="Table_20_Contents">CURSES_SOFT_LABEL_KEYS</text:p>
          </table:table-cell>
        </table:table-row>
        <table:table-row>
          <table:table-cell table:style-name="Tableau1.A2" office:value-type="string">
            <text:p text:style-name="Table_20_Contents">Panels</text:p>
          </table:table-cell>
          <table:table-cell table:style-name="Tableau1.A2" office:value-type="string">
            <text:p text:style-name="Table_20_Contents">Yes</text:p>
          </table:table-cell>
          <table:table-cell table:style-name="Tableau1.C2" office:value-type="string">
            <text:p text:style-name="Table_20_Contents">CURSES_PANEL</text:p>
          </table:table-cell>
        </table:table-row>
        <table:table-row>
          <table:table-cell table:style-name="Tableau1.A2" office:value-type="string">
            <text:p text:style-name="Table_20_Contents">Menu</text:p>
          </table:table-cell>
          <table:table-cell table:style-name="Tableau1.A2" office:value-type="string">
            <text:p text:style-name="Table_20_Contents">no</text:p>
          </table:table-cell>
          <table:table-cell table:style-name="Tableau1.C2" office:value-type="string">
            <text:p text:style-name="Table_20_Contents"/>
          </table:table-cell>
        </table:table-row>
        <table:table-row>
          <table:table-cell table:style-name="Tableau1.A2" office:value-type="string">
            <text:p text:style-name="Table_20_Contents">Forms</text:p>
          </table:table-cell>
          <table:table-cell table:style-name="Tableau1.A2" office:value-type="string">
            <text:p text:style-name="Table_20_Contents">no</text:p>
          </table:table-cell>
          <table:table-cell table:style-name="Tableau1.C2" office:value-type="string">
            <text:p text:style-name="Table_20_Contents"/>
          </table:table-cell>
        </table:table-row>
      </table:table>
      <text:p text:style-name="P4">ECurses introduces some level of abstraction. Feature names try to be more explicit than their Curses counterpart. When possible pre-and post-conditions reflect the features specifications.</text:p>
      <text:p text:style-name="P4"/>
      <text:p text:style-name="P4"><text:soft-page-break/>ECurses has not been ``extensively'' tested. Though, it works sufficiently well to develop applications with color, scrolling, multiple panels, and basic forms.</text:p>
      <text:p text:style-name="P4"/>
      <text:p text:style-name="P4">This document is not a Curses manual. Please refer to appropriate man</text:p>
      <text:p text:style-name="P4">pages or to the excellent article ``Writing programs with NCURSES'' by Eric S. Raymond and Zeyd M. Ben-Halim.</text:p>
      <text:p text:style-name="P4"/>
      <text:h text:style-name="Heading_20_2" text:outline-level="2">Software dependencies</text:h>
      <text:p text:style-name="P4">Current version of eCurses depends on the following packages:</text:p>
      <text:list xml:id="list31328929" text:style-name="L1">
        <text:list-item>
          <text:p text:style-name="P16">Eiffel compiler</text:p>
          <text:list>
            <text:list-item>
              <text:p text:style-name="P16">ISE EiffelStudio 6.3</text:p>
            </text:list-item>
            <text:list-item>
              <text:p text:style-name="P16">or Gobo Eiffel Compiler 3.9</text:p>
            </text:list-item>
          </text:list>
        </text:list-item>
        <text:list-item>
          <text:p text:style-name="P16">Libraries</text:p>
          <text:list>
            <text:list-item>
              <text:p text:style-name="P16">Gobo Eiffel 3.9</text:p>
            </text:list-item>
            <text:list-item>
              <text:p text:style-name="P16">Curses library:</text:p>
              <text:list>
                <text:list-item>
                  <text:p text:style-name="P16">Linux: nCurses</text:p>
                </text:list-item>
                <text:list-item>
                  <text:p text:style-name="P16">windows: PDCurses</text:p>
                </text:list-item>
              </text:list>
            </text:list-item>
          </text:list>
        </text:list-item>
      </text:list>
      <text:p text:style-name="P4"/>
      <text:h text:style-name="Heading_20_1" text:outline-level="1">2 Installation</text:h>
      <text:h text:style-name="Heading_20_2" text:outline-level="2">2.1 Unpack directory structure</text:h>
      <text:p text:style-name="P4"/>
      <text:p text:style-name="P4">Simply extract the tarball. Directory structure is described below : </text:p>
      <text:p text:style-name="P4"/>
      <text:p text:style-name="P4"><text:span text:style-name="T1">base</text:span> <text:tab/>base Curses abstractions.</text:p>
      <text:p text:style-name="P4"/>
      <text:p text:style-name="Standard"><text:span text:style-name="T4">doc</text:span><text:span text:style-name="T3"> <text:tab/>documentation; this file in various formats.</text:span></text:p>
      <text:p text:style-name="P4"/>
      <text:p text:style-name="P4"><text:span text:style-name="T1">spec</text:span> <text:tab/>API and constants wrapping classes.</text:p>
      <text:p text:style-name="P4"/>
      <text:p text:style-name="P11"><text:span text:style-name="T1">Clib</text:span> <text:tab/>c source files.</text:p>
      <text:p text:style-name="P11"/>
      <text:p text:style-name="P11"><text:span text:style-name="T1">ise</text:span> <text:tab/>ISE specific files. </text:p>
      <text:p text:style-name="P13"><text:span text:style-name="T1">linux</text:span> <text:tab/>Linux specific files.</text:p>
      <text:p text:style-name="P13"><text:span text:style-name="T1">windows</text:span> <text:tab/>Windows specific files.</text:p>
      <text:p text:style-name="P13"/>
      <text:p text:style-name="P11"><text:span text:style-name="T1">ge</text:span> <text:tab/>Gobo Eiffel specific files.</text:p>
      <text:p text:style-name="P13"><text:span text:style-name="T1">linux</text:span> <text:tab/>Linux specific files.</text:p>
      <text:p text:style-name="P13"><text:span text:style-name="T1">windows</text:span> <text:tab/>Windows specific files.</text:p>
      <text:p text:style-name="P13"/>
      <text:p text:style-name="P14"><text:span text:style-name="T1">Utility<text:tab/></text:span>some classes found useful to develop ECurses applications like <text:s text:c="8"/>an event manager and a frame panel.</text:p>
      <text:p text:style-name="P4"/>
      <text:p text:style-name="P4"><text:span text:style-name="T1">test</text:span> <text:tab/>small test projects.</text:p>
      <text:p text:style-name="P4"/>
      <text:p text:style-name="P11"><text:span text:style-name="T1">hello</text:span> <text:tab/>hello world !</text:p>
      <text:p text:style-name="P11"><text:soft-page-break/></text:p>
      <text:p text:style-name="P11"><text:span text:style-name="T1">pad</text:span> <text:tab/>exercise basic pad capabilities.</text:p>
      <text:p text:style-name="P12"/>
      <text:p text:style-name="P11"><text:span text:style-name="T1">slk</text:span> <text:tab/>exercise soft label keys.</text:p>
      <text:p text:style-name="P11"/>
      <text:p text:style-name="P11"><text:span text:style-name="T2">curses</text:span> <text:tab/>mimics the 'ncurses' standard test application.</text:p>
      <text:p text:style-name="P11"/>
      <text:p text:style-name="P15"><text:span text:style-name="T2">compile_test</text:span> compatibility test - forces compilation of all features.</text:p>
      <text:h text:style-name="P18" text:outline-level="2">2.2 Get the appropriate libraries</text:h>
      <text:p text:style-name="P4"/>
      <text:p text:style-name="P4">Get and install the appropriate Curses library.</text:p>
      <text:p text:style-name="P4"/>
      <text:p text:style-name="P4">NCURSES http://www.gnu.org. Work on Unix/Linux platforms.</text:p>
      <text:p text:style-name="P4"/>
      <text:p text:style-name="P4">PDCurses http://pdcurses.sourceforge.net/. Works on Windows <text:s/>platform. PDCurses also offer an X11 implementation for Unix, but it has not been tested with the ECurses library.</text:p>
      <text:p text:style-name="P4"/>
      <text:p text:style-name="P4">Get and install the GOBO library</text:p>
      <text:p text:style-name="P4"/>
      <text:p text:style-name="P4">GOBO http://www.gobosoft.com. Works on Unix/Linux/win32</text:p>
      <text:p text:style-name="P4">platforms for ISE Eiffel and Gobo Eiffel.</text:p>
      <text:h text:style-name="P18" text:outline-level="2">2.3 Set some environment variable</text:h>
      <text:p text:style-name="P4"/>
      <text:p text:style-name="P4">GOBO Set to the root-directory of the gobo installation (e.g: ~/libs/eiffel/gobo)</text:p>
      <text:p text:style-name="P4"/>
      <text:p text:style-name="P4">ECURSES Set to the root-directory of the ecurses installation (e.g:</text:p>
      <text:p text:style-name="P4">~/libs/eiffel/ecurses)</text:p>
      <text:p text:style-name="P4"/>
      <text:p text:style-name="P4">PDCURSES Set to the root-directory of the pdcurses installation (e.g:</text:p>
      <text:p text:style-name="P4">c:\libs\c\pdcurses)</text:p>
      <text:p text:style-name="P4"/>
      <text:h text:style-name="Heading_20_2" text:outline-level="2">2.4 Compile support library</text:h>
      <text:p text:style-name="P6"/>
      <text:p text:style-name="P4">C files are in the spec/Clib directory. The spec/&lt;compiler&gt;/&lt;platform&gt;</text:p>
      <text:p text:style-name="P4">directory contains ad hoc makefiles.</text:p>
      <text:p text:style-name="P4"/>
      <text:p text:style-name="P4"><text:span text:style-name="T2">windows</text:span> A makefile (Makefile) is provided for MSVC compiler. Library</text:p>
      <text:p text:style-name="P4">name is ecurses_c.lib.</text:p>
      <text:p text:style-name="P4"/>
      <text:p text:style-name="P4"><text:span text:style-name="T2">linux</text:span> <text:s/>A makefile (Makefile) is provided for Linux . <text:s/>Type "make all" in order to build the library libecurses_c.a.</text:p>
      <text:p text:style-name="P4"/>
      <text:p text:style-name="P4">This support library is necessary to compile and link ECurses programs .</text:p>
      <text:p text:style-name="P4"/>
      <text:p text:style-name="P9"/>
      <text:h text:style-name="Heading_20_1" text:outline-level="1">3 Usage</text:h>
      <text:p text:style-name="P4"/>
      <text:p text:style-name="P4">This section gives an overview of what are the main abstractions of</text:p>
      <text:p text:style-name="P4">ECurses.</text:p>
      <text:p text:style-name="P4"/>
      <text:h text:style-name="Heading_20_2" text:outline-level="2">3.1 Hello World !</text:h>
      <text:p text:style-name="P4"/>
      <text:p text:style-name="Preformatted_20_Text">class</text:p>
      <text:p text:style-name="Preformatted_20_Text"><text:s text:c="4"/>HELLO_WORLD</text:p>
      <text:p text:style-name="Preformatted_20_Text"/>
      <text:p text:style-name="Preformatted_20_Text">inherit</text:p>
      <text:p text:style-name="Preformatted_20_Text"><text:s text:c="4"/>CURSES_APPLICATION</text:p>
      <text:p text:style-name="Preformatted_20_Text"/>
      <text:p text:style-name="Preformatted_20_Text">creation</text:p>
      <text:p text:style-name="Preformatted_20_Text"><text:s text:c="4"/>make</text:p>
      <text:p text:style-name="Preformatted_20_Text"/>
      <text:p text:style-name="Preformatted_20_Text">feature</text:p>
      <text:p text:style-name="Preformatted_20_Text"/>
      <text:p text:style-name="Preformatted_20_Text"><text:s text:c="4"/>make is</text:p>
      <text:p text:style-name="Preformatted_20_Text"><text:s text:c="8"/>do</text:p>
      <text:p text:style-name="Preformatted_20_Text"><text:s text:c="12"/>initialize</text:p>
      <text:p text:style-name="Preformatted_20_Text"><text:s text:c="12"/>standard_window.move (standard_window.height // 2, <text:s text:c="28"/>standard_window.width // 2)</text:p>
      <text:p text:style-name="Preformatted_20_Text"><text:s text:c="12"/>standard_window.put_string ("Hello, World")</text:p>
      <text:p text:style-name="Preformatted_20_Text"><text:s text:c="12"/>standard_window.move (standard_window.height-1, 0)</text:p>
      <text:p text:style-name="Preformatted_20_Text"><text:s text:c="12"/>standard_window.put_string ("Press any key....")</text:p>
      <text:p text:style-name="Preformatted_20_Text"><text:s text:c="12"/>standard_window.read_character</text:p>
      <text:p text:style-name="Preformatted_20_Text"><text:s text:c="8"/>end</text:p>
      <text:p text:style-name="Preformatted_20_Text"/>
      <text:p text:style-name="Preformatted_20_Text">end -- class <text:s/>HELLO_WORLD</text:p>
      <text:p text:style-name="Preformatted_20_Text"/>
      <text:p text:style-name="P4"><text:s/></text:p>
      <text:p text:style-name="P4">CURSES_APPLICATION must be inherited by an application's root class.The first feature to be called must be one of the initializers. Initialize is the basic one. Others initialize Curses so that it provides soft</text:p>
      <text:p text:style-name="P4">label keys at the bottom of the screen. An initialized ECurses application</text:p>
      <text:p text:style-name="P4">has a standard_window, a standard_panel, and soft_label_keys.</text:p>
      <text:p text:style-name="P4"/>
      <text:p text:style-name="P4">CURSES_WINDOW is the ``basic'' window class. It has many features whichcannot all be enumerated here. They are related to window creationor destruction, positioning, update, status, cursor position, color setting, window input and output, scrolling, line and border drawing, graphic attributes setting, subwindows ...</text:p>
      <text:p text:style-name="P4"/>
      <text:p text:style-name="P9"/>
      <text:h text:style-name="Heading_20_2" text:outline-level="2">3.2 Clusters description</text:h>
      <text:p text:style-name="P4"/>
      <text:h text:style-name="Heading_20_3" text:outline-level="3">3.2.1 Cluster BASE</text:h>
      <text:p text:style-name="P4"/>
      <text:p text:style-name="P4">CURSES_APPLICATION Inherited by the application's root class. It provides access to the standard (default) window and panel.</text:p>
      <text:p text:style-name="P4"/>
      <text:p text:style-name="P4">CURSES_WINDOW Main abstraction. A window is a rectangular portion on the screen. Internally, each window has a cell-memory where input/output operations occurs. Actual screen i/o occur only when a window is refreshed. A window can have several subwindows. Each subwindow is a window of its own excepted that it shares the same cell-memory as its parent: refreshing the parent refreshes all the subwindows.</text:p>
      <text:p text:style-name="P4"/>
      <text:p text:style-name="P4">CURSES_ERROR_HANDLING Interface through which each low-level Curses call transits. Provides handling of return codes.</text:p>
      <text:p text:style-name="P4"/>
      <text:p text:style-name="P4">CURSES_PAD A pad is a rectangular area which is viewed through a view, i.e. a smaller-than-the-pad rectangle. The view is displayed on the</text:p>
      <text:p text:style-name="P4">screen. A pad can be larger than the terminal screen, but its view cannot.</text:p>
      <text:p text:style-name="P4"/>
      <text:p text:style-name="P4">CURSES_PANEL A panel is a window which can be moved, hidden, shown.Panels can be overlapped, while windows cannot easily.</text:p>
      <text:p text:style-name="P4"/>
      <text:p text:style-name="P4">CURSES_SOFT_LABEL_KEYS Soft label keys, viewable at the bottom of the screen. Several soft label keys organizations are available at initialization., but they are limited to the capabilities of the library (PDCurses or NCurses) or of the terminal.</text:p>
      <text:p text:style-name="P4"/>
      <text:p text:style-name="P4">CURSES_SYSTEM Curses state an behaviour not related to a pad, panel</text:p>
      <text:p text:style-name="P4">or window. </text:p>
      <text:p text:style-name="P4"/>
      <text:p text:style-name="P4">SHARED_CURSES_SYSTEM The ``Curses system'' is a singleton accessible to all ECurses abstractions.</text:p>
      <text:p text:style-name="P4"/>
      <text:h text:style-name="Heading_20_3" text:outline-level="3"><text:span text:style-name="T1">3.2.2 Cluster SPEC</text:span> </text:h>
      <text:p text:style-name="P4"/>
      <text:p text:style-name="P4">CURSES_ATTRIBUTE_CONSTANTS Output attribute constants, like blink, underline.</text:p>
      <text:p text:style-name="P4"/>
      <text:p text:style-name="P4">CURSES_CHARACTER_CONSTANTS Constants reflecting <text:s/>special terminal characters like graphics blocks, etc...</text:p>
      <text:p text:style-name="P4"/>
      <text:p text:style-name="P4">CURSES_COLOR_CONSTANTS Color constants</text:p>
      <text:p text:style-name="P4"/>
      <text:p text:style-name="P4">CURSES_KEY_CONSTANTS Constants that reflect key codes like function keys, cursor keys, keypad keys.</text:p>
      <text:p text:style-name="P4"><text:soft-page-break/></text:p>
      <text:p text:style-name="P4">CURSES_*_API Those classes encapsulate the external features accessing the various aspects of the Curses library.</text:p>
      <text:p text:style-name="P4"/>
      <text:h text:style-name="Heading_20_3" text:outline-level="3">3.2.3 Cluster UTILITY </text:h>
      <text:p text:style-name="P6"/>
      <text:p text:style-name="P4">CURSES_EVENT_MANAGER Basic event management logic. This class is intented to be inherited and redefined.</text:p>
      <text:p text:style-name="P4"/>
      <text:p text:style-name="P4">CURSES_FRAME_PANEL Panel with a border and a clipped client area (borders are not overwritten). </text:p>
      <text:p text:style-name="P4"/>
      <text:h text:style-name="Heading_20_1" text:outline-level="1">4 Questions and Answers</text:h>
      <text:p text:style-name="P4"/>
      <text:h text:style-name="Heading_20_2" text:outline-level="2">4.1 Status of the library</text:h>
      <text:p text:style-name="P4"/>
      <text:p text:style-name="P4">It is the first publicly available version. Work still has to be done in various directions like : assertions, documentation, tests. Still, it works...</text:p>
      <text:p text:style-name="P4"/>
      <text:p text:style-name="P4">ECurses has not been tested systematically. It has been used to develop</text:p>
      <text:p text:style-name="P4">some nice terminal applications. Only those features necessary to theses applications has been tested.</text:p>
      <text:p text:style-name="P4"/>
      <text:p text:style-name="P4">ECurses does not provide access to all the features of Curses. Applications need to be developed to get interesting feedback and evolution of this library.</text:p>
      <text:p text:style-name="P4"/>
      <text:h text:style-name="Heading_20_2" text:outline-level="2">4.2 C wrapping</text:h>
      <text:p text:style-name="P4"/>
      <text:p text:style-name="P4">On the C side, Curses functions are implemented either as functions</text:p>
      <text:p text:style-name="P4">or as macros. Library implementors make their own choice : a function</text:p>
      <text:p text:style-name="P4">implemented as a macro in PDCurses is actually a function in NCurses.</text:p>
      <text:p text:style-name="P4">That's why we have chosen for simple C wrapping rules applicable to</text:p>
      <text:p text:style-name="P4">both implementations.</text:p>
      <text:p text:style-name="P4"/>
      <text:p text:style-name="P4">We also wanted this wrapping to be as portable as possible among Eiffel</text:p>
      <text:p text:style-name="P4">compilers.</text:p>
      <text:p text:style-name="P4"/>
      <text:p text:style-name="P4">For each "function" F that can be called, a c_ecurses_F function is defined. This function basically cares that argument types are converted</text:p>
      <text:p text:style-name="P4">the right way.</text:p>
      <text:p text:style-name="P4"/>
      <text:p text:style-name="P4">This mechanism is tedious (to type) but rather straightforward. External</text:p>
      <text:p text:style-name="P4">clauses are simple, like defined in ETL (hope that VE can handle it...) :</text:p>
      <text:p text:style-name="P4"><text:soft-page-break/></text:p>
      <text:p text:style-name="P4">Eiffel side (example)</text:p>
      <text:p text:style-name="P4"/>
      <text:p text:style-name="P19">F (w : POINTER; y, x : INTEGER): INTEGER is</text:p>
      <text:p text:style-name="P19"><text:tab/>external "C"</text:p>
      <text:p text:style-name="P19"><text:tab/>alias "c_ecurses_F"</text:p>
      <text:p text:style-name="P19">end</text:p>
      <text:p text:style-name="P19"/>
      <text:p text:style-name="Standard">C side</text:p>
      <text:p text:style-name="Preformatted_20_Text"/>
      <text:p text:style-name="P19">EIF_INTEGER c_ecurses_F (EIF_POINTER w, EIF_INTEGER y, EIF_INTEGER x)</text:p>
      <text:p text:style-name="P19">{</text:p>
      <text:p text:style-name="P19"><text:s text:c="4"/>return (EIF_INTEGER) F((WINDOW*)w, (int)y, <text:s/>(int) x);</text:p>
      <text:p text:style-name="P19">}</text:p>
      <text:p text:style-name="P19"/>
      <text:p text:style-name="Standard">This C wrapping has been implemented for all CURSES_*_API classes.</text:p>
      <text:p text:style-name="Standard"/>
      <text:h text:style-name="Heading_20_2" text:outline-level="2">4.3 Portability</text:h>
      <text:p text:style-name="P4"/>
      <text:p text:style-name="P4">There are two kind of portability :</text:p>
      <text:p text:style-name="P4"/>
      <text:list xml:id="list31305907" text:style-name="L2">
        <text:list-item>
          <text:p text:style-name="P17">Curses library portability</text:p>
        </text:list-item>
        <text:list-item>
          <text:p text:style-name="P17">Eiffel portability</text:p>
        </text:list-item>
      </text:list>
      <text:p text:style-name="P4"/>
      <text:p text:style-name="P4">ECurses has been tested with PDCurses on Windows and NCurses on Linux.</text:p>
      <text:p text:style-name="P4"/>
      <text:p text:style-name="P4">ECurses has been compiled using ISE Eiffel version 4.4 on Linux (Caldera 2.3, kernel 2.210, glibc2.1, egcs 2.91.66), version 4.3 and 4.4 on</text:p>
      <text:p text:style-name="P4">Windows (MSVC Compiler). </text:p>
      <text:p text:style-name="P4"/>
      <text:p text:style-name="P4">Ecurses has been compiled using SmartEiffel version 1.1 on Linux</text:p>
      <text:p text:style-name="P4">(Caldera 2.3, kernel 2.210,glibc2.1, egcs 2.91.66), version 1.1</text:p>
      <text:p text:style-name="P4">on Windows (MSVC Compiler).</text:p>
      <text:p text:style-name="P4"/>
      <text:h text:style-name="Heading_20_2" text:outline-level="2">4.4 Console and X terminal emulations</text:h>
      <text:p text:style-name="P4"/>
      <text:p text:style-name="P4">Curses applications are verrrry sensible to the choice of good TERMCAPS entries. Before saying ``it does not work'', verify your console or terminal settings.</text:p>
      <text:p text:style-name="P4"/>
      <text:p text:style-name="P4">Some X terminal emulations won't give expected behaviour to your applications.</text:p>
      <text:p text:style-name="P4">Some characters do not appear because they do not exist in the used</text:p>
      <text:p text:style-name="P4">font. Some keys are not recognized because of an incorrect termcap</text:p>
      <text:p text:style-name="P4">entry.</text:p>
      <text:p text:style-name="P4"/>
      <text:p text:style-name="P4">Terminal emulators like xterm or xterm-color are known to work best.</text:p>
      <text:p text:style-name="P4">Running your application in console mode can help you see how it should</text:p>
      <text:p text:style-name="P4">work in your X terminal emulator.</text:p>
      <text:p text:style-name="P4"/>
      <text:h text:style-name="Heading_20_2" text:outline-level="2"><text:soft-page-break/>4.5 Reading from the keyboard</text:h>
      <text:p text:style-name="P4"/>
      <text:p text:style-name="P4">A CURSES_WINDOW object has features like read_character and read_line.</text:p>
      <text:p text:style-name="P4">A read_character always give two results : last_character, and last_key,</text:p>
      <text:p text:style-name="P4">which is an integer representing the key code.</text:p>
      <text:p text:style-name="P4"/>
      <text:p text:style-name="P4">If you want to test for key codes, do not forget to enable_metacharacters</text:p>
      <text:p text:style-name="P4">on a window so that function or cursor keys end up in one code value.</text:p>
      <text:p text:style-name="P4">Otherwise, you should get an escape sequence. </text:p>
      <text:p text:style-name="P4"/>
      <text:p text:style-name="P4">If the keypad is to be used, use the feature enable_keypad.</text:p>
      <text:p text:style-name="P4"/>
      <text:h text:style-name="Heading_20_1" text:outline-level="1">5 TODO</text:h>
      <text:p text:style-name="P4"/>
      <text:p text:style-name="P4">* Software contracts could be extended and better reflect features</text:p>
      <text:p text:style-name="P4"><text:s text:c="2"/>specifications. </text:p>
      <text:p text:style-name="P4"/>
      <text:p text:style-name="P4">* Documentation and sample programs should allow people to use ECurses,</text:p>
      <text:p text:style-name="P4"><text:s text:c="2"/>without knowing much of Curses.</text:p>
      <text:p text:style-name="P4"/>
      <text:h text:style-name="Heading_20_1" text:outline-level="1">6 Copyright</text:h>
      <text:p text:style-name="P4"/>
      <text:p text:style-name="P4">This document and the ECurses library are licensed under the terms</text:p>
      <text:p text:style-name="P4">of the Eiffel Forum Freeware License, version 2. Please refer to <text:s/>the file licence.txt in this package or at <text:a xlink:type="simple" xlink:href="http://www.gnu.org/licences/eiffel-forum-licence-2.html">http://www.gnu.org/licences/eiffel-forum-licence-2.html</text:a></text:p>
      <text:p text:style-name="P4"/>
      <text:h text:style-name="Heading_20_1" text:outline-level="1">References</text:h>
      <text:p text:style-name="P4"/>
      <text:p text:style-name="P4">Ncurses</text:p>
      <text:p text:style-name="P4"><text:a xlink:type="simple" xlink:href="http://www.gnu.org/software/ncurses/ncurses.html">http://www.gnu.org/software/ncurses/ncurses.html</text:a></text:p>
      <text:p text:style-name="P4"><text:a xlink:type="simple" xlink:href="http://en.wikipedia.org/wiki/Ncurses">http://en.wikipedia.org/wiki/Ncurses</text:a></text:p>
      <text:p text:style-name="P4"/>
      <text:p text:style-name="P4">``Writing programs with NCURSES'' by Eric S. Raymond and Zeyd M. Ben-Halim.</text:p>
      <text:p text:style-name="P4"><text:a xlink:type="simple" xlink:href="http://invisible-island.net/ncurses/ncurses-intro.html">http://invisible-island.net/ncurses/ncurses-intro.html</text:a></text:p>
      <text:p text:style-name="P4"/>
      <text:p text:style-name="P4">man pages for NCurses</text:p>
      <text:p text:style-name="P4"/>
      <text:p text:style-name="P3"><text:span text:style-name="T5">A Hacker's Guide to NCURSES by </text:span>Eric S. Raymond</text:p>
      <text:p text:style-name="P4"><text:s/><text:a xlink:type="simple" xlink:href="http://invisible-island.net/ncurses/hackguide.html">http://invisible-island.net/ncurses/hackguide.html</text:a></text:p>
      <text:p text:style-name="P4"/>
      <text:p text:style-name="P4">NCurses FAQ</text:p>
      <text:p text:style-name="P4"><text:a xlink:type="simple" xlink:href="http://invisible-island.net/ncurses/ncurses.faq.html">http://invisible-island.net/ncurses/ncurses.faq.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curses : an Eiffel Binding to Curses</text:p>
      </style:header>
      <style:footer>
        <text:p text:style-name="MP2">Page <text:page-number text:select-page="current">8</text:page-number> of <text:page-count>8</text:page-count></text:p>
      </style:footer>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Fafchamps Eric</meta:initial-creator>
    <meta:creation-date>2003-12-21T19:05:55</meta:creation-date>
    <dc:date>2009-03-10T11:22:53.78</dc:date>
    <dc:language>fr-FR</dc:language>
    <meta:editing-cycles>20</meta:editing-cycles>
    <meta:editing-duration>PT05H07M51S</meta:editing-duration>
    <dc:creator>Paul-Georges Crismer</dc:creator>
    <meta:document-statistic meta:table-count="1" meta:image-count="0" meta:object-count="0" meta:page-count="8" meta:paragraph-count="223" meta:word-count="1606" meta:character-count="11059"/>
    <meta:user-defined meta:name="Info 1"/>
    <meta:user-defined meta:name="Info 2"/>
    <meta:user-defined meta:name="Info 3"/>
    <meta:user-defined meta:name="Info 4"/>
  </office:meta>
</office:document-meta>
</file>